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45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line-height="100%" fo:text-align="center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T1" style:family="text">
      <style:text-properties fo:color="#ccff66" fo:font-size="13pt" fo:font-weight="normal" style:font-size-asian="40pt" style:font-size-complex="40pt"/>
    </style:style>
    <style:style style:name="T2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style:style style:name="T3" style:family="text">
      <style:text-properties fo:color="#ffffff"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user-transformed="true">
          <draw:text-box>
            <text:p>How beautiful<text:line-break/><text:span text:style-name="T1">(Twila Paris)</text:span></text:p>
          </draw:text-box>
        </draw:frame>
        <draw:frame presentation:style-name="pr2" draw:layer="layout" svg:width="28cm" svg:height="11.7cm" svg:x="0cm" svg:y="3.9cm" presentation:class="outline">
          <draw:text-box>
            <text:p>How beautiful the hands that served</text:p>
            <text:p>The wine and the bread</text:p>
            <text:p>And the children of earth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How beautiful the feet that walked</text:p>
              </text:list-item>
              <text:list-item>
                <text:p>The long dusty roads</text:p>
              </text:list-item>
              <text:list-item>
                <text:p>And the hill to the cro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How beautiful, how beautiful</text:p>
              </text:list-item>
              <text:list-item>
                <text:p>How beautiful, how beautiful</text:p>
              </text:list-item>
              <text:list-item>
                <text:p>How beautiful, is the body of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How beautifulthe heart that bled</text:p>
              </text:list-item>
              <text:list-item>
                <text:p>That took all my sin</text:p>
              </text:list-item>
              <text:list-item>
                <text:p>And bore it inst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How beautiful the tender eyes</text:p>
              </text:list-item>
              <text:list-item>
                <text:p>That chose to forgive </text:p>
              </text:list-item>
              <text:list-item>
                <text:p>And never desp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How beautiful, how beautiful</text:p>
              </text:list-item>
              <text:list-item>
                <text:p>How beautiful, how beautiful</text:p>
              </text:list-item>
              <text:list-item>
                <text:p>How beautiful, is the body of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And as he laid down his life</text:p>
              </text:list-item>
              <text:list-item>
                <text:p>We offer this sacrifice</text:p>
              </text:list-item>
              <text:list-item>
                <text:p>That we will live just as he died</text:p>
              </text:list-item>
              <text:list-item>
                <text:p>Willing to pay the price</text:p>
              </text:list-item>
              <text:list-item>
                <text:p>Willing to pay the pr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How beautiful the feet that bring</text:p>
              </text:list-item>
              <text:list-item>
                <text:p>The sound of good news</text:p>
              </text:list-item>
              <text:list-item>
                <text:p>And the love of the 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How beautiful the hands that serve</text:p>
              </text:list-item>
              <text:list-item>
                <text:p>The wine and the bread </text:p>
              </text:list-item>
              <text:list-item>
                <text:p>And the children of ear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cm" svg:x="0cm" svg:y="0.627cm" presentation:class="title" presentation:placeholder="true">
          <draw:text-box/>
        </draw:frame>
        <draw:frame presentation:style-name="pr4" draw:layer="layout" svg:width="28cm" svg:height="11.7cm" svg:x="0cm" svg:y="3.9cm" presentation:class="outline">
          <draw:text-box>
            <text:list text:style-name="L2">
              <text:list-item>
                <text:p>How beautiful, how beautiful</text:p>
              </text:list-item>
              <text:list-item>
                <text:p>How beautiful, how beautiful</text:p>
              </text:list-item>
              <text:list-item>
                <text:p>How beautiful is the body of Christ</text:p>
              </text:list-item>
              <text:list-item>
                <text:p>How beautiful</text:p>
              </text:list-item>
            </text:list>
          </draw:text-box>
        </draw:frame>
        <draw:custom-shape draw:style-name="gr2" draw:text-style-name="P4" draw:layer="layout" svg:width="14.349cm" svg:height="1.782cm" svg:x="6.8cm" svg:y="13.6cm">
          <text:list text:style-name="L3">
            <text:list-header>
              <text:p text:style-name="P3"><text:span text:style-name="T2">“</text:span><text:span text:style-name="T2">How Beautiful” <text:s/>Words and Music by Twila Paris</text:span></text:p>
            </text:list-header>
          </text:list>
          <text:p text:style-name="P3"><text:span text:style-name="T2">© 1990 Ariose Music, Crossroad Distributors Pty Ltd</text:span></text:p>
          <text:list text:continue-numbering="true" text:style-name="L3">
            <text:list-header>
              <text:p text:style-name="P3"><text:span text:style-name="T3">Used by Permission </text:span><text:span text:style-name="T2">CCLI Licenc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4" svg:font-family="'Lohit Hindi'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cm" svg:height="2.63cm" svg:x="0cm" svg:y="0.627cm" presentation:class="title" presentation:placeholder="true">
        <draw:text-box/>
      </draw:frame>
      <draw:frame presentation:style-name="Mpr1" draw:layer="backgroundobjects" svg:width="28cm" svg:height="11.7cm" svg:x="0cm" svg:y="3.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5-29T07:48:31.600634625</dc:date>
    <dc:creator>irvy </dc:creator>
    <meta:editing-duration>PT2H13M35S</meta:editing-duration>
    <meta:editing-cycles>31</meta:editing-cycles>
    <meta:generator>LibreOffice/5.0.3.2$Linux_X86_64 LibreOffice_project/00m0$Build-2</meta:generator>
    <meta:document-statistic meta:object-count="67"/>
  </office:meta>
</office:document-meta>
</file>